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3929in" fo:margin-right="0in" fo:text-align="justify" style:justify-single-word="false" fo:text-indent="0.3929in" style:auto-text-indent="false"/>
    </style:style>
    <style:style style:name="P2" style:family="paragraph" style:parent-style-name="Standard">
      <style:paragraph-properties fo:margin-left="0.3929in" fo:margin-right="0in" fo:text-indent="0in" style:auto-text-indent="false"/>
    </style:style>
    <style:style style:name="P3" style:family="paragraph" style:parent-style-name="Standard" style:list-style-name="WWNum1"/>
    <style:style style:name="P4" style:family="paragraph" style:parent-style-name="Standard">
      <style:text-properties fo:background-color="#ffffff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17f917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  <style:text-properties fo:font-size="12pt" fo:font-style="italic" fo:font-weight="bold" style:font-size-asian="12pt" style:font-style-asian="italic" style:font-weight-asian="bold" style:font-size-complex="12pt"/>
    </style:style>
    <style:style style:name="P12" style:family="paragraph" style:parent-style-name="Standard" style:list-style-name="">
      <style:paragraph-properties fo:margin-left="0.5in" fo:margin-right="0in" fo:line-height="115%" fo:text-align="justify" style:justify-single-word="false" fo:text-indent="-0.25in" style:auto-text-indent="false"/>
      <style:text-properties fo:font-size="12pt" fo:font-style="italic" fo:font-weight="bold" officeooo:paragraph-rsid="00192919" style:font-size-asian="12pt" style:font-style-asian="italic" style:font-weight-asian="bold" style:font-size-complex="12pt"/>
    </style:style>
    <style:style style:name="P13" style:family="paragraph" style:parent-style-name="Standard" style:list-style-name="WWNum1">
      <style:paragraph-properties fo:margin-left="1in" fo:margin-right="0in" fo:text-indent="-0.25in" style:auto-text-indent="false"/>
    </style:style>
    <style:style style:name="P14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5" style:family="paragraph" style:parent-style-name="Standard" style:list-style-name="WWNum3">
      <style:paragraph-properties fo:margin-left="1.5in" fo:margin-right="0in" fo:text-align="justify" style:justify-single-word="false" fo:text-indent="-0.25in" style:auto-text-indent="false"/>
      <style:text-properties fo:background-color="#ffffff"/>
    </style:style>
    <style:style style:name="P16" style:family="paragraph" style:parent-style-name="Standard">
      <style:paragraph-properties fo:margin-left="0.5in" fo:margin-right="0in" fo:text-align="justify" style:justify-single-word="false" fo:text-indent="0.5in" style:auto-text-indent="false"/>
      <style:text-properties fo:background-color="#ffffff"/>
    </style:style>
    <style:style style:name="P17" style:family="paragraph" style:parent-style-name="Standard">
      <style:paragraph-properties fo:margin-left="0.3929in" fo:margin-right="0in" fo:text-align="justify" style:justify-single-word="false" fo:text-indent="0.3929in" style:auto-text-indent="false"/>
    </style:style>
    <style:style style:name="P18" style:family="paragraph" style:parent-style-name="Standard" style:master-page-name="">
      <loext:graphic-properties draw:fill="none"/>
      <style:paragraph-properties fo:margin-left="0in" fo:margin-right="0in" fo:line-height="115%" fo:text-align="center" style:justify-single-word="false" fo:text-indent="0in" style:auto-text-indent="false" style:page-number="auto" fo:background-color="transparent">
        <style:tab-stops/>
      </style:paragraph-properties>
      <style:text-properties officeooo:rsid="00264ccb" officeooo:paragraph-rsid="00264ccb"/>
    </style:style>
    <style:style style:name="P19" style:family="paragraph" style:parent-style-name="Title" style:master-page-name="Standard">
      <style:paragraph-properties fo:text-align="center" style:justify-single-word="false" style:page-number="1"/>
      <style:text-properties officeooo:rsid="00264ccb" officeooo:paragraph-rsid="00264cc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ff" loext:char-shading-value="0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/>
    </style:style>
    <style:style style:name="T9" style:family="text">
      <style:text-properties fo:background-color="#ffffff" loext:char-shading-value="0"/>
    </style:style>
    <style:style style:name="T10" style:family="text">
      <style:text-properties officeooo:rsid="0017f917"/>
    </style:style>
    <style:style style:name="T11" style:family="text">
      <style:text-properties officeooo:rsid="00192919"/>
    </style:style>
    <style:style style:name="T12" style:family="text">
      <style:text-properties officeooo:rsid="001c725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fo:background-color="#ffffff" loext:char-shading-value="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29in" fo:text-indent="-0.25in" fo:margin-left="0.892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29in" fo:text-indent="-0.25in" fo:margin-left="1.142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29in" fo:text-indent="-0.25in" fo:margin-left="1.392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29in" fo:text-indent="-0.25in" fo:margin-left="1.642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29in" fo:text-indent="-0.25in" fo:margin-left="1.892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29in" fo:text-indent="-0.25in" fo:margin-left="2.142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29in" fo:text-indent="-0.25in" fo:margin-left="2.392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29in" fo:text-indent="-0.25in" fo:margin-left="2.642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29in" fo:text-indent="-0.25in" fo:margin-left="2.892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29in" fo:text-indent="-0.25in" fo:margin-left="3.1429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29in" fo:text-indent="-0.25in" fo:margin-left="0.892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29in" fo:text-indent="-0.25in" fo:margin-left="1.142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29in" fo:text-indent="-0.25in" fo:margin-left="1.392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29in" fo:text-indent="-0.25in" fo:margin-left="1.642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29in" fo:text-indent="-0.25in" fo:margin-left="1.892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29in" fo:text-indent="-0.25in" fo:margin-left="2.142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29in" fo:text-indent="-0.25in" fo:margin-left="2.392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29in" fo:text-indent="-0.25in" fo:margin-left="2.642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29in" fo:text-indent="-0.25in" fo:margin-left="2.892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29in" fo:text-indent="-0.25in" fo:margin-left="3.1429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Домашняя контрольная работа №1</text:p>
      <text:p text:style-name="P18">Лобань Г.М., ПА-18-2<text:line-break/>09.10.2020</text:p>
      <text:p text:style-name="P12"/>
      <text:list xml:id="list2007631285" text:style-name="WWNum2">
        <text:list-item>
          <text:p text:style-name="P11">Что такое ОС, перечислить основные функции</text:p>
        </text:list-item>
      </text:list>
      <text:p text:style-name="Standard"/>
      <text:p text:style-name="Standard">Операционная система (ОС) – это программное обеспечение, которое реализует связь между прикладными программами и аппаратной частью компьютеров.</text:p>
      <text:p text:style-name="Standard">Основные функции ОС:</text:p>
      <text:list xml:id="list2138958949" text:style-name="L1">
        <text:list-item>
          <text:p text:style-name="P6"><text:span text:style-name="T10">у</text:span>правление процессами и потоками;</text:p>
        </text:list-item>
        <text:list-item>
          <text:p text:style-name="P5"><text:span text:style-name="T10">у</text:span>правление памятью;</text:p>
        </text:list-item>
        <text:list-item>
          <text:p text:style-name="P5"><text:span text:style-name="T10">у</text:span>правление вводом/выводом;</text:p>
        </text:list-item>
        <text:list-item>
          <text:p text:style-name="P5"><text:span text:style-name="T10">у</text:span>правление файлами и файловой системой;</text:p>
        </text:list-item>
        <text:list-item>
          <text:p text:style-name="P5"><text:span text:style-name="T10">с</text:span>етевая поддержка;</text:p>
        </text:list-item>
        <text:list-item>
          <text:p text:style-name="P5"><text:span text:style-name="T10">з</text:span>ащита данных;</text:p>
        </text:list-item>
        <text:list-item>
          <text:p text:style-name="P5"><text:span text:style-name="T10">о</text:span>беспечение понятного интерфейса пользователя.</text:p>
        </text:list-item>
      </text:list>
      <text:p text:style-name="Standard"/>
      <text:list xml:id="list213556436947681" text:continue-list="list2007631285" text:style-name="WWNum2">
        <text:list-item>
          <text:p text:style-name="P11">Что означает термин “авторизация”, “аутентификация”? Что из этих операций выполняется раньше, почему?</text:p>
        </text:list-item>
      </text:list>
      <text:p text:style-name="P1"/>
      <text:p text:style-name="P1">Аутентификация – подтверждение, является ли пользователь тем, за кого себя выдаёт.</text:p>
      <text:p text:style-name="P1">Авторизация – проверка прав доступа пользователя, который прошел аутентификацию.</text:p>
      <text:p text:style-name="P1">Аутентификация происходит раньше, поскольку нельзя проверить права доступа пользователя, который не вошёл в систему.</text:p>
      <text:p text:style-name="P1"/>
      <text:list xml:id="list213557191265672" text:continue-numbering="true" text:style-name="WWNum2">
        <text:list-item>
          <text:p text:style-name="P11">Что такое операционная среда, какие среды можно перечислить?</text:p>
        </text:list-item>
      </text:list>
      <text:p text:style-name="Standard"/>
      <text:p text:style-name="Standard">Операционная среда – это совокупность инструментов, методов и их интеграции и приемов работы с ними, позволяющая решать любые задачи и инструментальной области и большинство задач в прикладных областях. Можно перечислить следующие среды:</text:p>
      <text:list xml:id="list1847398743" text:style-name="L2">
        <text:list-item>
          <text:p text:style-name="P7"><text:span text:style-name="T5">ОС больших EOM (мейнфреймов)</text:span>. Основная характеристика – продуктивность ввода/вывода: большие EOM оснащают большим количеством периферийных устройств (дисков, терминалов, принтеров <text:span text:style-name="T11">и т.д.</text:span>)</text:p>
        </text:list-item>
        <text:list-item>
          <text:p text:style-name="P7"><text:span text:style-name="T5">Серверные</text:span>. Их задача – обслуживание большого количества запросов пользователей на использование ресурсов.</text:p>
        </text:list-item>
        <text:list-item>
          <text:p text:style-name="P7"><text:span text:style-name="T5">Персональные</text:span>. Их создавали ориентируясь на непрофессионального пользователя, реализуя в них понятный графический интерфейс и мультимедиа технологии.</text:p>
        </text:list-item>
        <text:list-item>
          <text:p text:style-name="P7"><text:span text:style-name="T5">ОС реального времени</text:span>. В таких системах операция должна быть выполнена в заданном временном диапазоне.</text:p>
        </text:list-item>
        <text:list-item>
          <text:p text:style-name="P7"><text:span text:style-name="T5">Встроенные</text:span>. К ним относятся управляющие программы для разнообразных микропроцессорных систем.</text:p>
        </text:list-item>
      </text:list>
      <text:p text:style-name="P1"/>
      <text:list xml:id="list213557731853181" text:continue-list="list213557191265672" text:style-name="WWNum2">
        <text:list-item>
          <text:p text:style-name="P11">Что такое прерывание, какие шаги выполняет система прерываний при возникновении <text:soft-page-break/>запроса на прерывание? Какие бывают прерывания?</text:p>
        </text:list-item>
      </text:list>
      <text:p text:style-name="P1"/>
      <text:p text:style-name="P1">Прерывание – основной механизм, обеспечивающий функционирование ОС. С помощью прерываний, процессор получает информацию про события, не связанные с его основным циклом работы (получение инструкций из памяти и их исполнение).</text:p>
      <text:p text:style-name="P1">Прерывания бывают двух типов: аппаратные (прерывание ввода-вывода, исходящие от периферийного устройства; прерывания, связанные с ошибками работы программы или периферийного устройства) и программные (их генерирует ПО, вызывая соответствующую инструкцию прерывания).</text:p>
      <text:p text:style-name="P1">Если возникло прерывание, то процессор незамедлительно передаёт управление специальной процедуре – обработчику прерываний. После выхода из обработчика прерываний, то процессор продолжает выполнение инструкций прерванной программы.</text:p>
      <text:p text:style-name="P1"/>
      <text:list xml:id="list213556468050072" text:continue-numbering="true" text:style-name="WWNum2">
        <text:list-item>
          <text:p text:style-name="P11">Перечислить основные дисциплины обслуживания прерывания. Объяснить, как можно реализовать каждую из этих дисциплин.</text:p>
        </text:list-item>
      </text:list>
      <text:p text:style-name="Standard"/>
      <text:p text:style-name="Standard">Правило выбора запроса прерывания для обслуживания наз дисциплиной обслуживания. Сами дисциплины обслуживания <text:span text:style-name="T12">(ДО)</text:span>:</text:p>
      <text:list xml:id="list2924500992" text:style-name="L3">
        <text:list-item>
          <text:p text:style-name="P8"><text:span text:style-name="T6">ДО с циклической очередностью</text:span> заключается в жестком порядке обработки запросов прерывания и связана с циклическим опросом разрядов регистров прерывания с различной частотой. Опрос может быть организован по разному. В простейшем случае все разряды регистра программного поля опрашиваются и как только обнаружив, что один регистр в 1-ом состоянии дальнейший опрос прекращается и начинается обслуживание обнаруженного прерывания. По окончанию его обработки, опрос разряда возобновляется, причем если обновлён i-ый разряд, то сл. опр i+1 разряд. При условии, что время опроса мало по сравнению с временем обработки прерывания. Реализуется как упорядоченная дисциплина обслуживания, по своим характеристикам приближенная характеристике FIFO;</text:p>
        </text:list-item>
      </text:list>
      <text:list xml:id="list2013822569" text:style-name="L4">
        <text:list-item>
          <text:p text:style-name="P9"><text:span text:style-name="T6">с относительным приоритетом</text:span>. При этом обслуживание не прерывается даже при наличии запросов с более высокими приоритетами. после окончания обслуживания данного запроса (текущего) обслуживается запрос с наивысшим приоритетом. для организации такой дисциплины необходимо в программе обслуживания данного запроса наложить маски на все остальные прерывания или просто отключить систему прерываний;</text:p>
        </text:list-item>
        <text:list-item>
          <text:p text:style-name="P9"><text:span text:style-name="T6">с абсолютным приоритетом.</text:span> Всегда обслуживаются задачи с наивысшим приоритетом. Для реализации этой дисциплины при запросе на обработку прерываний маскируются все прерывания с низшим приоритетом. При этом возможно многоуровневое прерывание, т. е. прерывание программы обработки прерывания. Число уровней прерывания в этом режиме изменяется и зависит от приоритета запроса по принципу стека: LCFS – last come first served, т . е. запрос с более высоким приоритетом может прервать запрос с более низким приоритетом. При появлении запроса на прерывание система прерываний идентифицирует сигнал и если прерывания разрешены, то управление передается на соотв. программу обработки прерываний;</text:p>
        </text:list-item>
        <text:list-item>
          <text:p text:style-name="P9"><text:span text:style-name="T6">разделения времени</text:span>. При нем для каждого запроса выделяется квант времени, в течении <text:soft-page-break/>которого запрос должен обслуживаться. Если кванта достаточно, то запрос полностью обслуживается, в ином случае выполнение его прерывается и выполняется следующая по порядку запрос и так циклически опрашивая происходит обработка всех запросов, пока не будут обработаны все запросы.</text:p>
        </text:list-item>
      </text:list>
      <text:p text:style-name="Standard"/>
      <text:list xml:id="list213557982184693" text:continue-list="list213556468050072" text:style-name="WWNum2">
        <text:list-item>
          <text:p text:style-name="P11">С какой целью вводится в ОС системный модуль?</text:p>
        </text:list-item>
      </text:list>
      <text:p text:style-name="Standard"/>
      <text:p text:style-name="Standard">Для обеспечения эффективного управления ресурсами компьютера ОС должна иметь определенные привилегии относительно прикладных программ. Необходимо, чтобы прикладные программы не вмешивались в работу ОС, и одновременно ОС должна иметь возможность вмешиваться в работу любой программы, например, для переключений процессора или решения конфликта борьбы за ресурсы. Для реализации таких привелегий необходима аппаратная поддержка: процессор должен поддерживать как минимум два режима работы – <text:span text:style-name="T4">привелигированный</text:span> (защищенный режим, режим ядра, kernel mode) и <text:span text:style-name="T4">режим пользователя</text:span> (user mode). В режиме пользователя недопустимы команды, являющиеся критическими для работы ОС (переключение задач, обращение к памяти вне заданных границ, доступ к устройствам для ввода-вывода и т.д.)</text:p>
      <text:p text:style-name="Standard">После загрузки ядро переключает процессор в превилигированный режим и получает полный контроль над компьютером. Каждое приложение запускается и исполняется в режиме пользователя, где оно не имеет доступ к ресурсам ядра и других программ. Когда надо выполнить действие, реализованное в ядре, приложение выполняет <text:span text:style-name="T4">системный вызов</text:span> (system call). Ядро перехватывает его, переключает процессор в привелигированный режим, выполняет действие, переключает процессор назад в режим пользователя и возвращает результат приложению.</text:p>
      <text:p text:style-name="Standard"/>
      <text:list xml:id="list213557748346255" text:continue-numbering="true" text:style-name="WWNum2">
        <text:list-item>
          <text:p text:style-name="P11">Как можно и как следует толковать термин “процесс”? Объяснить, в чем заключается разница между “процесс” и “задача”.</text:p>
        </text:list-item>
      </text:list>
      <text:p text:style-name="Standard"/>
      <text:p text:style-name="Standard">Под процессом понимают абстракцию ОС, которая объединяет все необходимое для выполнения программы в определенный момент времени. Программа – это некоторая последовательность машинных команд, что хранится на диске и в случае необходимости загружается в память. Можно сказать, что во время выполнения программу представляет процесс.</text:p>
      <text:p text:style-name="Standard">Процессом называют совокупность одного или нескольких потоков и защищенного адресного пространства, в котором эти потоки выполняются.</text:p>
      <text:p text:style-name="Standard">“Процесс” и “задача” часто используются как синонимы, за исключением систем реального времени. Там задача – блок программного кода, ответственный за обработку тех или иных событий, возникающих на объекте управления. Задача может быть «оформлена» в виде:</text:p>
      <text:list xml:id="list1509334694" text:style-name="L5">
        <text:list-item>
          <text:p text:style-name="P10">Отдельного процесса</text:p>
        </text:list-item>
        <text:list-item>
          <text:p text:style-name="P10">Потока управления внутри процесса (нити, легковесного процесса)</text:p>
        </text:list-item>
        <text:list-item>
          <text:p text:style-name="P10">Обработчика прерывания/подпрограммы</text:p>
        </text:list-item>
      </text:list>
      <text:p text:style-name="Standard">Работа зачачи – процесс исполнения блока программного кода в ходе обработки события.</text:p>
      <text:p text:style-name="Standard"><text:soft-page-break/></text:p>
      <text:list xml:id="list213557852231032" text:continue-list="list213557748346255" text:style-name="WWNum2">
        <text:list-item>
          <text:p text:style-name="P11">Что такое “задача”, “процесс”, “поток выполнения”, как они между собой связаны?</text:p>
        </text:list-item>
      </text:list>
      <text:p text:style-name="Standard"/>
      <text:p text:style-name="Standard">Процесс – абстракция ОС, которая объединяет всё необходимое для выполнения одной программы в определенный момент времени. Также – совокупность одного или нескольких потоков и защищенного адрессного пространства, в котором выполняются данные потоки.</text:p>
      <text:p text:style-name="Standard">Задача как правило используется как синоним процесса, кроме систем реального времени, где задача – блок программного кода, ответственный за обработку тех или иных событий, возникающих в объекте управления. Она может быть 1) процессом, 2) потоком управления внутри процесса, 3) обработчиком прерываний/подпрограммой.</text:p>
      <text:p text:style-name="Standard">Поток выполнения (поток, нитка, thread) – набор последовательно выполняемых команд процессора, которые используют общее адрессное пространство процесса. Т.к. в системе может быть одновременно много потоков, задачей ОС является организация переключений процессора между ними и планировка их исполнения.</text:p>
      <text:p text:style-name="Standard"/>
      <text:list xml:id="list213557743155398" text:continue-numbering="true" text:style-name="WWNum2">
        <text:list-item>
          <text:p text:style-name="P11">Для чего каждая задача получает соответствующий дескриптор? Какие поля содержатся в дескрипторах процесса (задачи)? Что такое контекст?</text:p>
        </text:list-item>
      </text:list>
      <text:p text:style-name="Standard"/>
      <text:p text:style-name="Standard">Дескрипторы (handles) – уникальные числовые значения, что идентифицируют процесс и поток для средств режимов пользователя. Так как это числа, то никаких полей они не содержат. Для исполняющей системы Windows XP каждый процесс изображается объектом-процессом исполнительной среды (executive process block, EPROCESS). Для ядра системы процесс изображается объектом-процессом ядра (kernel process object), его также называют блоком процесса ядра (process kernel block, KPROCESS). В режиме пользователя доступен блок окружения процесса (process environment block, PEB), что находится в адресном пространстве этого процесса.</text:p>
      <text:p text:style-name="Standard">Управляющий блок процесса имеет такие основные элементы:</text:p>
      <text:list xml:id="list776757486" text:style-name="WWNum1">
        <text:list-item>
          <text:p text:style-name="P13">блок процессора ядра (KPROCESS):</text:p>
          <text:list>
            <text:list-item>
              <text:p text:style-name="P14">указатель на цепочку блоков потоков ядра, где каждый блок отвечает потоку</text:p>
            </text:list-item>
            <text:list-item>
              <text:p text:style-name="P14">базовая информация, необходимая ядру системы для планирования потоков</text:p>
            </text:list-item>
          </text:list>
        </text:list-item>
        <text:list-item>
          <text:p text:style-name="P13">идентификационная информация:</text:p>
          <text:list>
            <text:list-item>
              <text:p text:style-name="P14">идентификатор процесса (pid)</text:p>
            </text:list-item>
            <text:list-item>
              <text:p text:style-name="P14">идентификатор процесса, который создал этот процес</text:p>
            </text:list-item>
            <text:list-item>
              <text:p text:style-name="P14">имя загруженного программного файла</text:p>
            </text:list-item>
          </text:list>
        </text:list-item>
        <text:list-item>
          <text:p text:style-name="P13">информация о адрессном пространстве процесса</text:p>
        </text:list-item>
        <text:list-item>
          <text:p text:style-name="P13">информация о ресурсах, доступные процессу, и ограничения <text:s/>на использования этих ресурсов</text:p>
        </text:list-item>
        <text:list-item>
          <text:p text:style-name="P3">блок окружения процесса (PEB):</text:p>
          <text:list>
            <text:list-item>
              <text:p text:style-name="P14">начальный адресс участка памяти, куда загружен программный файл</text:p>
            </text:list-item>
            <text:list-item>
              <text:p text:style-name="P14">указатель на динамический участок памяти, доступный процессу</text:p>
            </text:list-item>
          </text:list>
        </text:list-item>
        <text:list-item>
          <text:p text:style-name="P3">информация для подсистемы безопастности</text:p>
        </text:list-item>
        <text:list-item>
          <text:p text:style-name="P3">Поток у Windows XP содержит следующие элементы:</text:p>
        </text:list-item>
        <text:list-item>
          <text:p text:style-name="P3">содержание набора регистров, которые определяют состояние процессора</text:p>
        </text:list-item>
        <text:list-item>
          <text:p text:style-name="P3">двух стеков – один использутся для работы в режиме пользователя, другой – в <text:soft-page-break/>режиме ядра; эти стэки размещены в адрессном пространстве процесса, создавшего этот поток.</text:p>
        </text:list-item>
        <text:list-item>
          <text:p text:style-name="P3">локальная память потока (TLS)</text:p>
        </text:list-item>
        <text:list-item>
          <text:p text:style-name="P3">уникальный идентификатор потока (thread id, tid), который выбирают из того самого пространства имен, что и идентификаторы процессов.</text:p>
        </text:list-item>
      </text:list>
      <text:p text:style-name="Standard">Совокупность состояния процессора, стеков и локальной памяти потока состовляет <text:span text:style-name="T4">контекст потока</text:span>. Каждый поток имеет собственный контекст. Все другие ресурсы процесса (его адрессное пространство, открытые файлы и т.п.) обще используются потоками.</text:p>
      <text:p text:style-name="Standard"/>
      <text:list xml:id="list213557076126860" text:continue-list="list213557743155398" text:style-name="WWNum2">
        <text:list-item>
          <text:p text:style-name="P11">Понятие ресурса. Какие виды и типы ресурса?</text:p>
        </text:list-item>
      </text:list>
      <text:p text:style-name="P16"/>
      <text:p text:style-name="P16">Термин «ресурс» обычно применяется по отношению к неоднократно используемым, относительно стабильным и «дефицитным» объектам, которые запрашиваются, используются и освобождаются процессами в период их активности. Другими словами, ресурсом является любой объект, который может распределяться внутри системы. Ресурсы могут быть разделяемыми, когда несколько процессов могут их использовать одновременно (в один и тот же момент времени) или параллельно (в течение некоторого интервала времени процессы используют ресурс попеременно), а могут быть и неделимыми.</text:p>
      <text:p text:style-name="P16">При разработке первых систем программирования под понятием «ресурсы» понимали процессорное время, память, каналы ввода/вывода и периферийные устройства. Однако скоро понятие ресурса стало более универсальным и общим. Различного рода программные и информационные ресурсы также могут быть определены для системы как объекты, которые могут разделяться и распределяться, и доступ к которым необходимо соответствующим образом контролировать. В настоящее время понятие ресурса превратилось в абстрактную структуру с целым рядом атрибутов, характеризующих способы доступа к этой структуре и ее физическое представление в системе. Более того, к ресурсам стали относиться и такие объекты, как сообщения и синхросигналы, которыми обмениваются задачи.</text:p>
      <text:p text:style-name="P16">Виды ресурсов:</text:p>
      <text:list xml:id="list4119106861" text:style-name="WWNum3">
        <text:list-item>
          <text:p text:style-name="P15">аппаратные;</text:p>
        </text:list-item>
        <text:list-item>
          <text:p text:style-name="P15">программные;</text:p>
        </text:list-item>
        <text:list-item>
          <text:p text:style-name="P15">информационные.</text:p>
        </text:list-item>
      </text:list>
      <text:p text:style-name="Standard"/>
      <text:list xml:id="list213558267519734" text:continue-list="list213557076126860" text:style-name="WWNum2">
        <text:list-item>
          <text:p text:style-name="P11">Сколько и каких списков дескрипторов задач может быть в системе, от чего должно зависеть это число?</text:p>
        </text:list-item>
      </text:list>
      <text:p text:style-name="P4"/>
      <text:p text:style-name="P4">Ядро хранит информацию о всех процессах в двухсвязном списке, который называется task list (список задач). Каждый элемент этого списка является дескриптором процесса и имеет тип структуры struct task_struct. Дескриптор процесса содержит всю информацию об определенном процессе.</text:p>
      <text:p text:style-name="Standard">Списков дескрипторов задач в системе может быть столько, сколько различных видов ресурсов могут вызывать состояние ожидания. Например, состояний ожидания завершения операции ввода/вывода может быть столько, сколько устройств ввода/вывода имеется в системе.</text:p>
      <text:p text:style-name="Standard"><text:soft-page-break/>В некоторых операционных системах количество дескрипторов задач определяется жест­ко и заранее (на этапе генерации варианта операционной системы или в конфигурационном файле, который используется при загрузке ОС), в других – по мере необходимости система может выделять участки памяти под новые дескрипторы задач. Например, в OS/2 максимально возможное количество дескрипторов задач опреде­ляется в конфигурационном файле CONFIG.SYS, а в Windows NT оно в явном виде не задается.</text:p>
      <text:p text:style-name="P2"/>
      <text:list xml:id="list213557240579465" text:continue-numbering="true" text:style-name="WWNum2">
        <text:list-item>
          <text:p text:style-name="P11">В чем заключается различие между повторновходимыми и рентабельными модулями? Как они реализуются?</text:p>
        </text:list-item>
      </text:list>
      <text:p text:style-name="Standard"><text:span text:style-name="T1"/></text:p>
      <text:p text:style-name="Standard"><text:span text:style-name="T6">Рентерабельные программные модули</text:span> допускают повторное многократное прерывание своего исполнения и повторный их запуск по обращению из других задач. Для этого реентерабельные программные модули должны быть созданы таким образом, чтобы было обеспечено сохранение промежуточных вычислений для прерываемых вычислений и возврат к ним, когда вычислительный процесс возобновляется с прерванной ранее точки. Это может быть реализовано двумя способами: с помощью<text:span text:style-name="T1"> </text:span><text:span text:style-name="T6">статических</text:span> и <text:span text:style-name="T6">динамических методов выделения памяти</text:span> под сохраняемые значения.</text:p>
      <text:p text:style-name="Standard">Основной, наиболее часто используемый динамический – способ выделения памяти для сохранения всех промежуточных результатов вычисления, относящихся к реентерабельному программному модулю.</text:p>
      <text:p text:style-name="Standard">Что касается статического способа выделения памяти, то здесь речь может идти, например, о том, что заранее для фиксированного числа вычислительных процессов резервируются области памяти, в которых будут располагаться переменные рентерабельных программных модулей: для каждого процесса – своя область памяти. Чаще всего в качестве таких процессов выступают процессы ввода/вывода и речь идёт о рентерабельных драйверах.</text:p>
      <text:p text:style-name="Standard"><text:span text:style-name="T7">Реентерабельность</text:span><text:span text:style-name="T9"> тесно связана с безопасностью функции в многопоточной среде (thread-safety), тем не менее, это разные понятия. Обеспечение реентерабельности является ключевым моментом при программировании многозадачных систем, в частности, операционных систем.</text:span></text:p>
      <text:p text:style-name="Standard"><text:span text:style-name="T6">Повторновходимыми</text:span> называют программные модули, которые тоже допускают свое многократное параллельное использование, но в отличие от реентерабельных их нельзя прерывать. Повторно входимые программные модули состоят из привилегированных секций и повторное обращение к ним возможно только после завершения какой-нибудь из таких секций. После выполнения очередной привилегированной секции управление может быть передано супервизору, и если он предоставит возможность выполняться другому процессу, то возможно повторное вхождение в рассматриваемый программный модуль. Другими словами, в повторно входимых программных модулях четко предопределены все допустимые точки входа. Следует отметить, что повторно входимые программные модули встречаются гораздо чаще реентерабельных.</text:p>
      <text:p text:style-name="P2"/>
      <text:list xml:id="list213557084591975" text:continue-numbering="true" text:style-name="WWNum2">
        <text:list-item>
          <text:p text:style-name="P11">Что такое привелигированный прогрессивный модуль?</text:p>
        </text:list-item>
      </text:list>
      <text:p text:style-name="Standard"/>
      <text:p text:style-name="Standard">Привилегированные программные модули работают в так называемом привилегированном режиме, то есть при отключенной системе прерываний, так, что никакие <text:soft-page-break/>внешние события не могут нарушить естественный порядок вычислений. В результате программный модуль выполняется до своего конца, после чего он может быть вновь вызван на исполнение из другой задачи. С позиций стороннего наблюдателя по отношению к вычислительным процессам, которые попеременно (причем, возможно, неоднократно) в течение срока своей «жизни» вызывают некоторый привилегированный программный модуль, такой модуль будет выступать как попеременно разделяемый ресур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929in" fo:margin-right="0in" fo:line-height="115%" fo:text-align="justify" style:justify-single-word="false" fo:text-indent="0.3929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in" fo:margin-bottom="0.5772in" fo:margin-left="0.4917in" fo:margin-right="0.5957in" style:writing-mode="lr-tb" style:layout-grid-color="#c0c0c0" style:layout-grid-lines="264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0-10-09T21:27:50.406620240</dc:date>
    <meta:editing-duration>PT18M19S</meta:editing-duration>
    <meta:editing-cycles>16</meta:editing-cycles>
    <meta:document-statistic meta:table-count="0" meta:image-count="0" meta:object-count="0" meta:page-count="7" meta:paragraph-count="89" meta:word-count="2024" meta:character-count="15983" meta:non-whitespace-character-count="14077"/>
  </office:meta>
</office:document-meta>
</file>